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Helvetica Neue1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eb33"/>
    </style:style>
    <style:style style:name="P2" style:family="paragraph" style:parent-style-name="Standard">
      <style:text-properties fo:font-size="18pt" officeooo:rsid="001aeb33" style:font-size-asian="18pt" style:font-size-complex="18pt"/>
    </style:style>
    <style:style style:name="P3" style:family="paragraph" style:parent-style-name="Standard">
      <style:text-properties style:font-name="Helvetica Neue" fo:font-size="12.3000001907349pt"/>
    </style:style>
    <style:style style:name="P4" style:family="paragraph" style:parent-style-name="Standard">
      <style:text-properties style:font-name="Helvetica Neue" fo:font-size="12.3000001907349pt" style:text-underline-style="solid" style:text-underline-width="auto" style:text-underline-color="font-color"/>
    </style:style>
    <style:style style:name="P5" style:family="paragraph" style:parent-style-name="Standard">
      <style:text-properties style:font-name="Helvetica Neue" fo:font-size="14pt" fo:font-weight="bold" officeooo:rsid="001aeb33" officeooo:paragraph-rsid="001aeb33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aeb33" officeooo:paragraph-rsid="001aeb33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Helvetica Neue1" officeooo:rsid="001aeb33" officeooo:paragraph-rsid="001aeb33"/>
    </style:style>
    <style:style style:name="P8" style:family="paragraph" style:parent-style-name="Standard">
      <style:text-properties style:font-name="Helvetica Neue1" fo:font-size="14pt" fo:font-weight="bold" officeooo:rsid="001aeb33" officeooo:paragraph-rsid="001aeb33" style:font-size-asian="14pt" style:font-weight-asian="bold" style:font-size-complex="14pt" style:font-weight-complex="bold"/>
    </style:style>
    <style:style style:name="T1" style:family="text">
      <style:text-properties officeooo:rsid="001aeb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demy Hibernate Course</text:p>
      <text:p text:style-name="P1"/>
      <text:p text:style-name="P1"/>
      <text:p text:style-name="P7"/>
      <text:p text:style-name="P8">Workspace</text:p>
      <text:p text:style-name="P7">Created workspace</text:p>
      <text:p text:style-name="P7">/Users/jv/Desktop/MyDevelopment/repo_hibernate/eclipse-jee/udemy-hibernate-course</text:p>
      <text:p text:style-name="P7"/>
      <text:p text:style-name="P6">Download Course Material</text:p>
      <text:p text:style-name="P7">Downloaded course code to:</text:p>
      <text:p text:style-name="P7"/>
      <text:p text:style-name="P7">/Users/jv/Desktop/MyDevelopment/repo_hibernate/eclipse-jee/udemy-hibernate-course/Course-source-code</text:p>
      <text:p text:style-name="P7"/>
      <text:p text:style-name="P8">Configure MySQL</text:p>
      <text:p text:style-name="P3"/>
      <text:p text:style-name="P3">Start MySQL </text:p>
      <text:p text:style-name="P3">Create Schema: ifinances </text:p>
      <text:p text:style-name="P3"/>
      <text:p text:style-name="P3">Users and Privileges </text:p>
      <text:p text:style-name="P3">name: infinite </text:p>
      <text:p text:style-name="P3">password: skills </text:p>
      <text:p text:style-name="P3"/>
      <text:p text:style-name="P3">Schema Privileges </text:p>
      <text:p text:style-name="P3">Add Entry&gt; </text:p>
      <text:p text:style-name="P3">Selected Schema: ifinances </text:p>
      <text:p text:style-name="P3">ok&gt; </text:p>
      <text:p text:style-name="P3"/>
      <text:p text:style-name="P3">Select All </text:p>
      <text:p text:style-name="P3">Apply&gt; </text:p>
      <text:p text:style-name="P3"/>
      <text:p text:style-name="P3">Home (tab) </text:p>
      <text:p text:style-name="P3">MySQL Connections - see the + sign </text:p>
      <text:p text:style-name="P3"/>
      <text:p text:style-name="P3">Select: + </text:p>
      <text:p text:style-name="P3"/>
      <text:p text:style-name="P3">Connection name: ifinances </text:p>
      <text:p text:style-name="P3">tcp/ip </text:p>
      <text:p text:style-name="P3">hostname: 127.0.0.1 </text:p>
      <text:p text:style-name="P3">port: 3306 </text:p>
      <text:p text:style-name="P3">username: infinite </text:p>
      <text:p text:style-name="P3">password: skills (store in keychain) </text:p>
      <text:p text:style-name="P3">default schema: ifinances </text:p>
      <text:p text:style-name="P3"/>
      <text:p text:style-name="P3">Test Connection </text:p>
      <text:p text:style-name="P3"><text:soft-page-break/></text:p>
      <text:p text:style-name="P3">OK&gt; </text:p>
      <text:p text:style-name="P3"/>
      <text:p text:style-name="P3">From home tab </text:p>
      <text:p text:style-name="P3">Select: ifinances </text:p>
      <text:p text:style-name="P3"/>
      <text:p text:style-name="P3">Connects... </text:p>
      <text:p text:style-name="P3"/>
      <text:p text:style-name="P5">Add MySQL data</text:p>
      <text:p text:style-name="P3">File: </text:p>
      <text:p text:style-name="P3">/Users/jv/Desktop/MyDevelopment/repo_hibernate/eclipse-jee/<text:span text:style-name="T1">udemy-</text:span>hibernate-course/Course-source-code/Chapter 1/InfiniteFinancesSchema.sql </text:p>
      <text:p text:style-name="P3"/>
      <text:p text:style-name="P3">Select all and paste to query tab. </text:p>
      <text:p text:style-name="P3">Go to top of file. </text:p>
      <text:p text:style-name="P3">Execute </text:p>
      <text:p text:style-name="P3"/>
      <text:p text:style-name="P3">Schemas: ifinances </text:p>
      <text:p text:style-name="P3">rc, Refresh all </text:p>
      <text:p text:style-name="P3"/>
      <text:p text:style-name="P4">This is the baseline data for the course.</text:p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Helvetica Neue1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2:24:50.529323000</meta:creation-date>
    <dc:date>2016-03-03T12:32:05.694367000</dc:date>
    <meta:editing-duration>PT7M15S</meta:editing-duration>
    <meta:editing-cycles>1</meta:editing-cycles>
    <meta:document-statistic meta:table-count="0" meta:image-count="0" meta:object-count="0" meta:page-count="2" meta:paragraph-count="43" meta:word-count="110" meta:character-count="1025" meta:non-whitespace-character-count="925"/>
    <meta:generator>LibreOffice/5.0.2.2$MacOSX_X86_64 LibreOffice_project/ab9e2a14cfa5edd30bd74f156cfba09bfd5be3a0</meta:generator>
  </office:meta>
</office:document-meta>
</file>